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paragraph-properties fo:padding="0.0193in" fo:border="0.06pt solid #d9d9e3"/>
    </style:style>
    <style:style style:name="P2" style:family="paragraph" style:parent-style-name="Text_20_body">
      <style:paragraph-properties fo:text-align="center" style:justify-single-word="false" fo:padding="0.0193in" fo:border="0.06pt solid #d9d9e3"/>
      <style:text-properties officeooo:rsid="001b79b2" officeooo:paragraph-rsid="001b79b2"/>
    </style:style>
    <style:style style:name="P3" style:family="paragraph" style:parent-style-name="Text_20_body">
      <style:paragraph-properties fo:text-align="center" style:justify-single-word="false" fo:padding="0.0193in" fo:border="0.06pt solid #d9d9e3"/>
      <style:text-properties fo:font-weight="bold" officeooo:rsid="001b79b2" officeooo:paragraph-rsid="001b79b2" style:font-weight-asian="bold" style:font-weight-complex="bold"/>
    </style:style>
    <style:style style:name="P4" style:family="paragraph" style:parent-style-name="Text_20_body">
      <style:paragraph-properties fo:line-height="150%" fo:padding="0.0193in" fo:border="0.06pt solid #d9d9e3"/>
      <style:text-properties fo:font-variant="normal" fo:text-transform="none" style:use-window-font-color="true" loext:opacity="0%" style:font-name="FreeSerif" fo:font-size="12pt" fo:letter-spacing="normal" fo:font-style="normal" fo:font-weight="normal"/>
    </style:style>
    <style:style style:name="P5" style:family="paragraph" style:parent-style-name="Text_20_body">
      <style:paragraph-properties fo:line-height="150%" fo:padding="0.0193in" fo:border="0.06pt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TIVIDADE 01</text:p>
      <text:p text:style-name="P3">Organização e tratamento da informação</text:p>
      <text:p text:style-name="P3"/>
      <text:p text:style-name="P2">Nome: MATEUS HENRIQUE SOUZA SILVA</text:p>
      <text:p text:style-name="P2">Matrícula: 2020006841</text:p>
      <text:p text:style-name="P1"/>
      <text:p text:style-name="P4">A gestão de portfólios de projetos é uma prática cada vez mais utilizada por empresas para garantir o alinhamento entre as estratégias corporativas e os projetos em andamento. Nesse sentido, a utilização de abordagens teóricas para a análise e compreensão desse tema é fundamental para a construção de estruturas conceituais que possam auxiliar na tomada de decisão e na gestão efetiva de projetos. O artigo "O método analítico conceitual de Dahlberg: aplicação no contexto dos portfólios de projetos da Embrapa", de autoria de Laura Rocha e Maria Luiza de Almeida Campos (2020), apresenta uma abordagem inovadora para a gestão de portfólios de projetos utilizando a teoria do conceito.</text:p>
      <text:p text:style-name="P4">A abordagem utilizada pelas autoras é baseada no método analítico conceitual de Dahlberg, que consiste em identificar os conceitos fundamentais relacionados a um tema, analisá-los e construir uma estrutura conceitual que possa ser utilizada como base para aprofundar o conhecimento sobre esse tema. No contexto da gestão de portfólios de projetos na Embrapa, as autoras aplicaram essa abordagem para identificar e analisar os conceitos fundamentais relacionados a esse tema. A partir dessa análise, as autoras propuseram uma estrutura conceitual para a gestão de portfólios de projetos na Embrapa, que foi validada por especialistas da área.</text:p>
      <text:p text:style-name="P5">A utilização da teoria do conceito apresenta benefícios significativos para a solução de problemas complexos em diversos contextos, incluindo a área de sistemas de informação. Através da aplicação do método analítico conceitual de Dahlberg, é possível identificar os conceitos fundamentais relacionados a um determinado tema, analisá-los e construir uma estrutura conceitual que possa ser utilizada como base para a tomada de decisão e a gestão efetiva de projetos.</text:p>
      <text:p text:style-name="P4">O artigo de Laura Rocha e Maria Luiza de Almeida Campos apresenta uma abordagem inovadora para a gestão de portfólios de projetos utilizando a teoria do conceito. A utilização dessa abordagem permite identificar e analisar os conceitos fundamentais relacionados a um determinado tema e construir uma estrutura conceitual que possa ser utilizada como base para a tomada de decisão e a gestão efetiva de projetos. A aplicação da teoria do conceito exige conhecimento e habilidade para a realização da análise conceitual, mas pode levar a resultados muito eficientes e valiosos. Dessa forma, a utilização dessa abordagem pode ser extremamente benéfica para empresas que buscam aprimorar a gestão de seus projetos e portfólio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7:11:31.556390888</meta:creation-date>
    <dc:date>2023-03-30T08:50:20.242854962</dc:date>
    <meta:editing-duration>PT15H28M38S</meta:editing-duration>
    <meta:editing-cycles>1</meta:editing-cycles>
    <meta:document-statistic meta:table-count="0" meta:image-count="0" meta:object-count="0" meta:page-count="1" meta:paragraph-count="8" meta:word-count="397" meta:character-count="2619" meta:non-whitespace-character-count="2230"/>
    <meta:generator>LibreOffice/7.3.7.2$Linux_X86_64 LibreOffice_project/30$Build-2</meta:generator>
  </office:meta>
</office:document-meta>
</file>